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 style:family="paragraph" style:parent-style-name="Standard" style:list-style-name="L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CI Assessed Exercise – Report</text:p>
      <text:p text:style-name="P1">Nicole Kearns</text:p>
      <text:p text:style-name="P1"/>
      <text:p text:style-name="P1"/>
      <text:p text:style-name="P6">The exercise was to create an application for the Glasgow Commonwealth Games 2014, building on the material provided in the lecture notes. I decided to make an application, using Django web framework, which allows you to keep up to date on when the events are and where, provide live updates of what's happening during the games and allow you to view results. I have aimed my application for both people attending the games and those who are unable to attend, allowing them to keep updated with what is happening. The application provides a 'follow your nation' feature which allows you to view updates and results specific to your preferred nation, and also allows you to place your vote, just for fun, on who you think will win any given event.</text:p>
      <text:p text:style-name="P6"/>
      <text:p text:style-name="P2">Design</text:p>
      <text:p text:style-name="P2"/>
      <text:p text:style-name="P2">Wire-frame Design</text:p>
      <text:p text:style-name="P3"/>
      <text:p text:style-name="P3">In order to make my application as easy and simple as possible to use, I provided a consistent interface, allowing the user to become familiar with how it works and navigating through the different pages.</text:p>
      <text:p text:style-name="P3"/>
      <text:p text:style-name="P3">##INSERT WIREFRAME! HOME</text:p>
      <text:p text:style-name="P3"/>
      <text:p text:style-name="P3">For each page, I have split the page into two sections: A menu and a section providing the information. Having this simple layout, means that the user can access the menu from any page throughout the application and not have to go back to the home page each time they wish to go to another page. I provided a simple drop-down list which allows the user to select the nation they would like to 'follow' and this will filter the details necessary throughout the application.</text:p>
      <text:p text:style-name="P3"/>
      <text:p text:style-name="P3">##INSERT WIREFRAME! EVENTS</text:p>
      <text:p text:style-name="P3"/>
      <text:p text:style-name="P3">For the events page, I used a large button for each event in order to keep it simple and easy for the user to get to the information they would like to view. </text:p>
      <text:p text:style-name="P3"/>
      <text:p text:style-name="P3">##INSERT WIREFRAME! SPECIFIC EVENT</text:p>
      <text:p text:style-name="P3"/>
      <text:p text:style-name="P3">#INSERT WIREFRAME! EVENT DETAILS</text:p>
      <text:p text:style-name="P3"/>
      <text:p text:style-name="P3">#INSERT WIREFRAME! UPDATES</text:p>
      <text:p text:style-name="P3"/>
      <text:p text:style-name="P3">#INSERT WIREFRAME! RESULTS</text:p>
      <text:p text:style-name="P3"/>
      <text:p text:style-name="P3">In order to evaluate my initial design for my application, I created paper prototypes and had a handful of users carry out a few simple tasks on the paper prototypes as if it were a web-application using a Think-aloud technique in order to understand their thoughts throughout each task and identify any problems they come across. The tasks were as follows:</text:p>
      <text:p text:style-name="P3"/>
      <text:list xml:id="list1533712294" text:style-name="L1">
        <text:list-item>
          <text:p text:style-name="P4">Starting on the home page, select Scotland as your nation to follow.</text:p>
        </text:list-item>
        <text:list-item>
          <text:p text:style-name="P4">Go to the events and view the event details for 100m track.</text:p>
        </text:list-item>
        <text:list-item>
          <text:p text:style-name="P4">Go to the events page and view the event details for 200m track.</text:p>
        </text:list-item>
        <text:list-item>
          <text:p text:style-name="P4">View event details for table tennis.</text:p>
        </text:list-item>
        <text:list-item>
          <text:p text:style-name="P4">View updates for all nations.</text:p>
        </text:list-item>
        <text:list-item>
          <text:p text:style-name="P4"><text:soft-page-break/>View the results for Canada.</text:p>
        </text:list-item>
        <text:list-item>
          <text:p text:style-name="P4">View the results for all Nations to see who is currently in the lead.</text:p>
        </text:list-item>
      </text:list>
      <text:p text:style-name="P3"/>
      <text:p text:style-name="P3"/>
      <text:p text:style-name="P3">From the simple evaluation, it appeared that the users had no problems navigating through the different pages and selecting their nation to follow. However, when carrying out task 3, it was suggested that a 'Previous' or 'Back' button be provided in order to prevent having to keep going back to the Events page. I found that having the user select the nation they would like to follow on the home page meant that if they wanted to view results for other nations, they had to go back to the home page in order to change their selection, which means continually having to leave the page you are on to view the information you would like and resulted in being quite time consuming.</text:p>
      <text:p text:style-name="P3"/>
      <text:p text:style-name="P3">After the results from the paper prototype evaluation, I changed the initial design to allow the user to select their nation on the relevant pages, the update and results page, as shown below.</text:p>
      <text:p text:style-name="P3"/>
      <text:p text:style-name="P3">#INSERT WIREFRAME! UPDATES</text:p>
      <text:p text:style-name="P3"/>
      <text:p text:style-name="P3">#INSERT WIREFRAME! RESULTS</text:p>
      <text:p text:style-name="P3"/>
      <text:p text:style-name="P3">I also provided 'Back' buttons, where necessary, to allow the users to jump back to the previous page. </text:p>
      <text:p text:style-name="P3"/>
      <text:p text:style-name="P3">##INSERT WIREFRAME! SPECIFIC EVENT</text:p>
      <text:p text:style-name="P3"/>
      <text:p text:style-name="P3">#INSERT WIREFRAME! EVENT DETAILS</text:p>
      <text:p text:style-name="P3"/>
      <text:p text:style-name="P2">Application Design</text:p>
      <text:p text:style-name="P2"/>
      <text:p text:style-name="P3">The final designs of my application are very similar to the wire frames provided, with only very small changes. I tried to make the application as consistent as possible in order to allow the user to become familiar and confident with the interface. For each page, I used the same simple layout, providing a simple menu and a larger area for the information. Keeping this consistent means that the user can easily use the menu to navigate through the different pages within the application, from within any page of the application.</text:p>
      <text:p text:style-name="P3"/>
      <text:p text:style-name="P3">For the events page, I provided large buttons for each event in order to make them easier for the users to click, as small buttons can sometimes provide issues in that users sometimes over-shoot and miss the buttons they intended to click. I provided sound effects for when the user hovers over the buttons, the name of the event is read out. This is useful for users who are visually impaired as it allows them to identify easily which button they are going to press.</text:p>
      <text:p text:style-name="P3"/>
      <text:p text:style-name="P3">For the Updates page, I provided a simple drop-down which allows the user to select the nation they would like to see updates for. The drop-down is split into 4 columns, allowing all options to be viewed without having to scroll down, as the list is quite large, containing about 70 countries. For each update, I have highlighted the text in either green or red in order to provide instant information about whether or not the information in that update is positive or negative. I also provided either a green tick or red cross to further emphasise the result of the update. </text:p>
      <text:p text:style-name="P3"/>
      <text:p text:style-name="P3">For the results page, I again provided a simple drop-down list to allow the user to select the nation they would like to view the results for. As I used data from a previous commonwealth games, some of the countries this year did not compete, so I simply denoted this with 'DNC'. For the countries which did compete, I highlighted these in green in order to try and make the users drawn more to <text:soft-page-break/>these results. When a user selects the nation they would like to view results for, the table shows their overall results and a break down of the results, showing which events they won their medals for.</text:p>
      <text:p text:style-name="P3"/>
      <text:p text:style-name="P3">Within the details page for each event, I provided a voting poll to allow users to vote for who they think will win that event. This provides a simple game-like feature to the application and allows them to see what other people think and who the favourite to win is.</text:p>
      <text:p text:style-name="P3"/>
      <text:p text:style-name="P2">Evaluation</text:p>
      <text:p text:style-name="P2"/>
      <text:p text:style-name="P3">In order to evaluate my application, I asked a group of participants to carry out the following tasks and use a think-aloud technique as they proceeded in order to understand their thought and decision-making process as they carried out each task.</text:p>
      <text:p text:style-name="P2"/>
      <text:list xml:id="list577221474" text:style-name="L2">
        <text:list-item>
          <text:p text:style-name="P5">View the event details for the 100m track and record when the next event is.</text:p>
        </text:list-item>
        <text:list-item>
          <text:p text:style-name="P5">View the live updates for Canada and record the number of negative updates.</text:p>
        </text:list-item>
        <text:list-item>
          <text:p text:style-name="P5">View the details of the 200m track and record where it is being held. View the directions on how to get here.</text:p>
        </text:list-item>
        <text:list-item>
          <text:p text:style-name="P5">Vote for who you think may win and record the current leader.</text:p>
        </text:list-item>
        <text:list-item>
          <text:p text:style-name="P5">Record the nation with the most medals so far.</text:p>
        </text:list-item>
        <text:list-item>
          <text:p text:style-name="P5">Record how many gold medals Scotland has won and for which events.</text:p>
        </text:list-item>
        <text:list-item>
          <text:p text:style-name="P5">View updates for Scotland and record how many positive updates so far.</text:p>
        </text:list-item>
      </text:list>
      <text:p text:style-name="P3"/>
      <text:p text:style-name="P3">For each participant, I recorded the time taken to perform each task and the number of errors occurred, if any. </text:p>
      <text:p text:style-name="P3"/>
      <text:p text:style-name="P3">Asked them to fill out a quick questionnaire after. I based the questionnaire on Neilsons Heuristics as this allows you to highlight and identify usability problems within the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e Kearns</meta:initial-creator>
    <meta:creation-date>2013-11-29T11:08:24</meta:creation-date>
    <dc:date>2013-11-29T14:29:58</dc:date>
    <dc:creator>Nicole Kearns</dc:creator>
    <meta:editing-duration>PT3H21M37S</meta:editing-duration>
    <meta:editing-cycles>47</meta:editing-cycles>
    <meta:generator>LibreOffice/3.4$Unix LibreOffice_project/340m1$Build-502</meta:generator>
    <meta:document-statistic meta:table-count="0" meta:image-count="0" meta:object-count="0" meta:page-count="3" meta:paragraph-count="46" meta:word-count="1268" meta:character-count="7157" meta:non-whitespace-character-count="5945"/>
  </office:meta>
</office:document-meta>
</file>